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67.84pt"/>
    </style:style>
    <style:style style:name="co2" style:family="table-column">
      <style:table-column-properties fo:break-before="auto" style:column-width="30.7pt"/>
    </style:style>
    <style:style style:name="co3" style:family="table-column">
      <style:table-column-properties fo:break-before="auto" style:column-width="39.2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AliceInWonderland" table:style-name="ta1">
        <table:shapes>
          <draw:frame draw:z-index="0" draw:style-name="gr1" draw:text-style-name="P1" svg:width="453.51pt" svg:height="255.09pt" svg:x="565.29pt" svg:y="115.03pt">
            <draw:object draw:notify-on-update-of-ranges="AliceInWonderland.E9:AliceInWonderland.E9 AliceInWonderland.E10:AliceInWonderland.E116 AliceInWonderland.F9:AliceInWonderland.F9 AliceInWonderland.F10:AliceInWonderland.F1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s text:c="4"/>Zipf's La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File: AliceInWonderland.t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Total number of words = 263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Number of distinct words = 3378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s text:c="4"/>rank <text:s text:c="3"/>freq <text:s text:c="3"/>rank*freq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---- <text:s text:c="3"/>---- <text:s text:c="3"/>---------</text:p>
          </table:table-cell>
          <table:table-cell table:number-columns-repeated="3"/>
          <table:table-cell office:value-type="string" calcext:value-type="string">
            <text:p>log rank</text:p>
          </table:table-cell>
          <table:table-cell office:value-type="string" calcext:value-type="string">
            <text:p>log freq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628" calcext:value-type="float">
            <text:p>1628</text:p>
          </table:table-cell>
          <table:table-cell/>
          <table:table-cell table:formula="of:=LOG([.A10])" office:value-type="float" office:value="0" calcext:value-type="float">
            <text:p>0</text:p>
          </table:table-cell>
          <table:table-cell table:formula="of:=LOG([.B10])" office:value-type="float" office:value="3.21165440055318" calcext:value-type="float">
            <text:p>3.2116544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8" calcext:value-type="float">
            <text:p>848</text:p>
          </table:table-cell>
          <table:table-cell office:value-type="float" office:value="1696" calcext:value-type="float">
            <text:p>1696</text:p>
          </table:table-cell>
          <table:table-cell/>
          <table:table-cell table:formula="of:=LOG([.A11])" office:value-type="float" office:value="0.301029995663981" calcext:value-type="float">
            <text:p>0.3010299957</text:p>
          </table:table-cell>
          <table:table-cell table:formula="of:=LOG([.B11])" office:value-type="float" office:value="2.92839585225671" calcext:value-type="float">
            <text:p>2.92839585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6" calcext:value-type="float">
            <text:p>726</text:p>
          </table:table-cell>
          <table:table-cell office:value-type="float" office:value="2178" calcext:value-type="float">
            <text:p>2178</text:p>
          </table:table-cell>
          <table:table-cell/>
          <table:table-cell table:formula="of:=LOG([.A12])" office:value-type="float" office:value="0.477121254719662" calcext:value-type="float">
            <text:p>0.4771212547</text:p>
          </table:table-cell>
          <table:table-cell table:formula="of:=LOG([.B12])" office:value-type="float" office:value="2.86093662070009" calcext:value-type="float">
            <text:p>2.86093662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9" calcext:value-type="float">
            <text:p>629</text:p>
          </table:table-cell>
          <table:table-cell office:value-type="float" office:value="2516" calcext:value-type="float">
            <text:p>2516</text:p>
          </table:table-cell>
          <table:table-cell/>
          <table:table-cell table:formula="of:=LOG([.A13])" office:value-type="float" office:value="0.602059991327962" calcext:value-type="float">
            <text:p>0.6020599913</text:p>
          </table:table-cell>
          <table:table-cell table:formula="of:=LOG([.B13])" office:value-type="float" office:value="2.79865064544527" calcext:value-type="float">
            <text:p>2.79865064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6" calcext:value-type="float">
            <text:p>536</text:p>
          </table:table-cell>
          <table:table-cell office:value-type="float" office:value="2680" calcext:value-type="float">
            <text:p>2680</text:p>
          </table:table-cell>
          <table:table-cell/>
          <table:table-cell table:formula="of:=LOG([.A14])" office:value-type="float" office:value="0.698970004336019" calcext:value-type="float">
            <text:p>0.6989700043</text:p>
          </table:table-cell>
          <table:table-cell table:formula="of:=LOG([.B14])" office:value-type="float" office:value="2.72916478969277" calcext:value-type="float">
            <text:p>2.72916478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8" calcext:value-type="float">
            <text:p>528</text:p>
          </table:table-cell>
          <table:table-cell office:value-type="float" office:value="3168" calcext:value-type="float">
            <text:p>3168</text:p>
          </table:table-cell>
          <table:table-cell/>
          <table:table-cell table:formula="of:=LOG([.A15])" office:value-type="float" office:value="0.778151250383644" calcext:value-type="float">
            <text:p>0.7781512504</text:p>
          </table:table-cell>
          <table:table-cell table:formula="of:=LOG([.B15])" office:value-type="float" office:value="2.72263392253381" calcext:value-type="float">
            <text:p>2.72263392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8" calcext:value-type="float">
            <text:p>508</text:p>
          </table:table-cell>
          <table:table-cell office:value-type="float" office:value="3556" calcext:value-type="float">
            <text:p>3556</text:p>
          </table:table-cell>
          <table:table-cell/>
          <table:table-cell table:formula="of:=LOG([.A16])" office:value-type="float" office:value="0.845098040014257" calcext:value-type="float">
            <text:p>0.84509804</text:p>
          </table:table-cell>
          <table:table-cell table:formula="of:=LOG([.B16])" office:value-type="float" office:value="2.70586371228392" calcext:value-type="float">
            <text:p>2.70586371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3" calcext:value-type="float">
            <text:p>403</text:p>
          </table:table-cell>
          <table:table-cell office:value-type="float" office:value="3224" calcext:value-type="float">
            <text:p>3224</text:p>
          </table:table-cell>
          <table:table-cell/>
          <table:table-cell table:formula="of:=LOG([.A17])" office:value-type="float" office:value="0.903089986991943" calcext:value-type="float">
            <text:p>0.903089987</text:p>
          </table:table-cell>
          <table:table-cell table:formula="of:=LOG([.B17])" office:value-type="float" office:value="2.60530504614111" calcext:value-type="float">
            <text:p>2.60530504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6" calcext:value-type="float">
            <text:p>366</text:p>
          </table:table-cell>
          <table:table-cell office:value-type="float" office:value="3294" calcext:value-type="float">
            <text:p>3294</text:p>
          </table:table-cell>
          <table:table-cell/>
          <table:table-cell table:formula="of:=LOG([.A18])" office:value-type="float" office:value="0.954242509439325" calcext:value-type="float">
            <text:p>0.9542425094</text:p>
          </table:table-cell>
          <table:table-cell table:formula="of:=LOG([.B18])" office:value-type="float" office:value="2.56348108539441" calcext:value-type="float">
            <text:p>2.56348108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4" calcext:value-type="float">
            <text:p>364</text:p>
          </table:table-cell>
          <table:table-cell office:value-type="float" office:value="3640" calcext:value-type="float">
            <text:p>3640</text:p>
          </table:table-cell>
          <table:table-cell/>
          <table:table-cell table:formula="of:=LOG([.A19])" office:value-type="float" office:value="1" calcext:value-type="float">
            <text:p>1</text:p>
          </table:table-cell>
          <table:table-cell table:formula="of:=LOG([.B19])" office:value-type="float" office:value="2.56110138364906" calcext:value-type="float">
            <text:p>2.56110138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7" calcext:value-type="float">
            <text:p>357</text:p>
          </table:table-cell>
          <table:table-cell office:value-type="float" office:value="3927" calcext:value-type="float">
            <text:p>3927</text:p>
          </table:table-cell>
          <table:table-cell/>
          <table:table-cell table:formula="of:=LOG([.A20])" office:value-type="float" office:value="1.04139268515823" calcext:value-type="float">
            <text:p>1.0413926852</text:p>
          </table:table-cell>
          <table:table-cell table:formula="of:=LOG([.B20])" office:value-type="float" office:value="2.55266821611219" calcext:value-type="float">
            <text:p>2.55266821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5" calcext:value-type="float">
            <text:p>355</text:p>
          </table:table-cell>
          <table:table-cell office:value-type="float" office:value="4260" calcext:value-type="float">
            <text:p>4260</text:p>
          </table:table-cell>
          <table:table-cell/>
          <table:table-cell table:formula="of:=LOG([.A21])" office:value-type="float" office:value="1.07918124604762" calcext:value-type="float">
            <text:p>1.079181246</text:p>
          </table:table-cell>
          <table:table-cell table:formula="of:=LOG([.B21])" office:value-type="float" office:value="2.55022835305509" calcext:value-type="float">
            <text:p>2.55022835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7" calcext:value-type="float">
            <text:p>287</text:p>
          </table:table-cell>
          <table:table-cell office:value-type="float" office:value="3731" calcext:value-type="float">
            <text:p>3731</text:p>
          </table:table-cell>
          <table:table-cell/>
          <table:table-cell table:formula="of:=LOG([.A22])" office:value-type="float" office:value="1.11394335230684" calcext:value-type="float">
            <text:p>1.1139433523</text:p>
          </table:table-cell>
          <table:table-cell table:formula="of:=LOG([.B22])" office:value-type="float" office:value="2.45788189673399" calcext:value-type="float">
            <text:p>2.45788189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2" calcext:value-type="float">
            <text:p>262</text:p>
          </table:table-cell>
          <table:table-cell office:value-type="float" office:value="3668" calcext:value-type="float">
            <text:p>3668</text:p>
          </table:table-cell>
          <table:table-cell/>
          <table:table-cell table:formula="of:=LOG([.A23])" office:value-type="float" office:value="1.14612803567824" calcext:value-type="float">
            <text:p>1.1461280357</text:p>
          </table:table-cell>
          <table:table-cell table:formula="of:=LOG([.B23])" office:value-type="float" office:value="2.41830129131975" calcext:value-type="float">
            <text:p>2.41830129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7" calcext:value-type="float">
            <text:p>247</text:p>
          </table:table-cell>
          <table:table-cell office:value-type="float" office:value="3705" calcext:value-type="float">
            <text:p>3705</text:p>
          </table:table-cell>
          <table:table-cell/>
          <table:table-cell table:formula="of:=LOG([.A24])" office:value-type="float" office:value="1.17609125905568" calcext:value-type="float">
            <text:p>1.1760912591</text:p>
          </table:table-cell>
          <table:table-cell table:formula="of:=LOG([.B24])" office:value-type="float" office:value="2.39269695325967" calcext:value-type="float">
            <text:p>2.39269695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office:value-type="float" office:value="3360" calcext:value-type="float">
            <text:p>3360</text:p>
          </table:table-cell>
          <table:table-cell/>
          <table:table-cell table:formula="of:=LOG([.A25])" office:value-type="float" office:value="1.20411998265592" calcext:value-type="float">
            <text:p>1.2041199827</text:p>
          </table:table-cell>
          <table:table-cell table:formula="of:=LOG([.B25])" office:value-type="float" office:value="2.32221929473392" calcext:value-type="float">
            <text:p>2.32221929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9" calcext:value-type="float">
            <text:p>199</text:p>
          </table:table-cell>
          <table:table-cell office:value-type="float" office:value="3383" calcext:value-type="float">
            <text:p>3383</text:p>
          </table:table-cell>
          <table:table-cell/>
          <table:table-cell table:formula="of:=LOG([.A26])" office:value-type="float" office:value="1.23044892137827" calcext:value-type="float">
            <text:p>1.2304489214</text:p>
          </table:table-cell>
          <table:table-cell table:formula="of:=LOG([.B26])" office:value-type="float" office:value="2.29885307640971" calcext:value-type="float">
            <text:p>2.29885307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3" calcext:value-type="float">
            <text:p>193</text:p>
          </table:table-cell>
          <table:table-cell office:value-type="float" office:value="3474" calcext:value-type="float">
            <text:p>3474</text:p>
          </table:table-cell>
          <table:table-cell/>
          <table:table-cell table:formula="of:=LOG([.A27])" office:value-type="float" office:value="1.25527250510331" calcext:value-type="float">
            <text:p>1.2552725051</text:p>
          </table:table-cell>
          <table:table-cell table:formula="of:=LOG([.B27])" office:value-type="float" office:value="2.28555730900777" calcext:value-type="float">
            <text:p>2.2855573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float" office:value="3420" calcext:value-type="float">
            <text:p>3420</text:p>
          </table:table-cell>
          <table:table-cell/>
          <table:table-cell table:formula="of:=LOG([.A28])" office:value-type="float" office:value="1.27875360095283" calcext:value-type="float">
            <text:p>1.278753601</text:p>
          </table:table-cell>
          <table:table-cell table:formula="of:=LOG([.B28])" office:value-type="float" office:value="2.25527250510331" calcext:value-type="float">
            <text:p>2.25527250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8" calcext:value-type="float">
            <text:p>178</text:p>
          </table:table-cell>
          <table:table-cell office:value-type="float" office:value="3560" calcext:value-type="float">
            <text:p>3560</text:p>
          </table:table-cell>
          <table:table-cell/>
          <table:table-cell table:formula="of:=LOG([.A29])" office:value-type="float" office:value="1.30102999566398" calcext:value-type="float">
            <text:p>1.3010299957</text:p>
          </table:table-cell>
          <table:table-cell table:formula="of:=LOG([.B29])" office:value-type="float" office:value="2.25042000230889" calcext:value-type="float">
            <text:p>2.25042000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float" office:value="3486" calcext:value-type="float">
            <text:p>3486</text:p>
          </table:table-cell>
          <table:table-cell/>
          <table:table-cell table:formula="of:=LOG([.A30])" office:value-type="float" office:value="1.32221929473392" calcext:value-type="float">
            <text:p>1.3222192947</text:p>
          </table:table-cell>
          <table:table-cell table:formula="of:=LOG([.B30])" office:value-type="float" office:value="2.22010808804005" calcext:value-type="float">
            <text:p>2.2201080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3" calcext:value-type="float">
            <text:p>153</text:p>
          </table:table-cell>
          <table:table-cell office:value-type="float" office:value="3366" calcext:value-type="float">
            <text:p>3366</text:p>
          </table:table-cell>
          <table:table-cell/>
          <table:table-cell table:formula="of:=LOG([.A31])" office:value-type="float" office:value="1.34242268082221" calcext:value-type="float">
            <text:p>1.3424226808</text:p>
          </table:table-cell>
          <table:table-cell table:formula="of:=LOG([.B31])" office:value-type="float" office:value="2.1846914308176" calcext:value-type="float">
            <text:p>2.18469143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1" calcext:value-type="float">
            <text:p>151</text:p>
          </table:table-cell>
          <table:table-cell office:value-type="float" office:value="3473" calcext:value-type="float">
            <text:p>3473</text:p>
          </table:table-cell>
          <table:table-cell/>
          <table:table-cell table:formula="of:=LOG([.A32])" office:value-type="float" office:value="1.36172783601759" calcext:value-type="float">
            <text:p>1.361727836</text:p>
          </table:table-cell>
          <table:table-cell table:formula="of:=LOG([.B32])" office:value-type="float" office:value="2.17897694729317" calcext:value-type="float">
            <text:p>2.17897694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 office:value-type="float" office:value="3600" calcext:value-type="float">
            <text:p>3600</text:p>
          </table:table-cell>
          <table:table-cell/>
          <table:table-cell table:formula="of:=LOG([.A33])" office:value-type="float" office:value="1.38021124171161" calcext:value-type="float">
            <text:p>1.3802112417</text:p>
          </table:table-cell>
          <table:table-cell table:formula="of:=LOG([.B33])" office:value-type="float" office:value="2.17609125905568" calcext:value-type="float">
            <text:p>2.17609125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7" calcext:value-type="float">
            <text:p>147</text:p>
          </table:table-cell>
          <table:table-cell office:value-type="float" office:value="3675" calcext:value-type="float">
            <text:p>3675</text:p>
          </table:table-cell>
          <table:table-cell/>
          <table:table-cell table:formula="of:=LOG([.A34])" office:value-type="float" office:value="1.39794000867204" calcext:value-type="float">
            <text:p>1.3979400087</text:p>
          </table:table-cell>
          <table:table-cell table:formula="of:=LOG([.B34])" office:value-type="float" office:value="2.16731733474818" calcext:value-type="float">
            <text:p>2.16731733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" calcext:value-type="float">
            <text:p>144</text:p>
          </table:table-cell>
          <table:table-cell office:value-type="float" office:value="3744" calcext:value-type="float">
            <text:p>3744</text:p>
          </table:table-cell>
          <table:table-cell/>
          <table:table-cell table:formula="of:=LOG([.A35])" office:value-type="float" office:value="1.41497334797082" calcext:value-type="float">
            <text:p>1.414973348</text:p>
          </table:table-cell>
          <table:table-cell table:formula="of:=LOG([.B35])" office:value-type="float" office:value="2.15836249209525" calcext:value-type="float">
            <text:p>2.15836249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float" office:value="3240" calcext:value-type="float">
            <text:p>3240</text:p>
          </table:table-cell>
          <table:table-cell/>
          <table:table-cell table:formula="of:=LOG([.A36])" office:value-type="float" office:value="1.43136376415899" calcext:value-type="float">
            <text:p>1.4313637642</text:p>
          </table:table-cell>
          <table:table-cell table:formula="of:=LOG([.B36])" office:value-type="float" office:value="2.07918124604762" calcext:value-type="float">
            <text:p>2.0791812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6" calcext:value-type="float">
            <text:p>116</text:p>
          </table:table-cell>
          <table:table-cell office:value-type="float" office:value="3248" calcext:value-type="float">
            <text:p>3248</text:p>
          </table:table-cell>
          <table:table-cell/>
          <table:table-cell table:formula="of:=LOG([.A37])" office:value-type="float" office:value="1.44715803134222" calcext:value-type="float">
            <text:p>1.4471580313</text:p>
          </table:table-cell>
          <table:table-cell table:formula="of:=LOG([.B37])" office:value-type="float" office:value="2.06445798922692" calcext:value-type="float">
            <text:p>2.06445798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office:value-type="float" office:value="3161" calcext:value-type="float">
            <text:p>3161</text:p>
          </table:table-cell>
          <table:table-cell/>
          <table:table-cell table:formula="of:=LOG([.A38])" office:value-type="float" office:value="1.46239799789896" calcext:value-type="float">
            <text:p>1.4623979979</text:p>
          </table:table-cell>
          <table:table-cell table:formula="of:=LOG([.B38])" office:value-type="float" office:value="2.03742649794062" calcext:value-type="float">
            <text:p>2.03742649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 office:value-type="float" office:value="3240" calcext:value-type="float">
            <text:p>3240</text:p>
          </table:table-cell>
          <table:table-cell/>
          <table:table-cell table:formula="of:=LOG([.A39])" office:value-type="float" office:value="1.47712125471966" calcext:value-type="float">
            <text:p>1.4771212547</text:p>
          </table:table-cell>
          <table:table-cell table:formula="of:=LOG([.B39])" office:value-type="float" office:value="2.03342375548695" calcext:value-type="float">
            <text:p>2.033423755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7" calcext:value-type="float">
            <text:p>107</text:p>
          </table:table-cell>
          <table:table-cell office:value-type="float" office:value="3317" calcext:value-type="float">
            <text:p>3317</text:p>
          </table:table-cell>
          <table:table-cell/>
          <table:table-cell table:formula="of:=LOG([.A40])" office:value-type="float" office:value="1.49136169383427" calcext:value-type="float">
            <text:p>1.4913616938</text:p>
          </table:table-cell>
          <table:table-cell table:formula="of:=LOG([.B40])" office:value-type="float" office:value="2.02938377768521" calcext:value-type="float">
            <text:p>2.02938377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3" calcext:value-type="float">
            <text:p>103</text:p>
          </table:table-cell>
          <table:table-cell office:value-type="float" office:value="3296" calcext:value-type="float">
            <text:p>3296</text:p>
          </table:table-cell>
          <table:table-cell/>
          <table:table-cell table:formula="of:=LOG([.A41])" office:value-type="float" office:value="1.50514997831991" calcext:value-type="float">
            <text:p>1.5051499783</text:p>
          </table:table-cell>
          <table:table-cell table:formula="of:=LOG([.B41])" office:value-type="float" office:value="2.01283722470517" calcext:value-type="float">
            <text:p>2.01283722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2" calcext:value-type="float">
            <text:p>102</text:p>
          </table:table-cell>
          <table:table-cell office:value-type="float" office:value="3366" calcext:value-type="float">
            <text:p>3366</text:p>
          </table:table-cell>
          <table:table-cell/>
          <table:table-cell table:formula="of:=LOG([.A42])" office:value-type="float" office:value="1.51851393987789" calcext:value-type="float">
            <text:p>1.5185139399</text:p>
          </table:table-cell>
          <table:table-cell table:formula="of:=LOG([.B42])" office:value-type="float" office:value="2.00860017176192" calcext:value-type="float">
            <text:p>2.00860017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  <table:table-cell office:value-type="float" office:value="3366" calcext:value-type="float">
            <text:p>3366</text:p>
          </table:table-cell>
          <table:table-cell/>
          <table:table-cell table:formula="of:=LOG([.A43])" office:value-type="float" office:value="1.53147891704226" calcext:value-type="float">
            <text:p>1.531478917</text:p>
          </table:table-cell>
          <table:table-cell table:formula="of:=LOG([.B43])" office:value-type="float" office:value="1.99563519459755" calcext:value-type="float">
            <text:p>1.99563519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8" calcext:value-type="float">
            <text:p>98</text:p>
          </table:table-cell>
          <table:table-cell office:value-type="float" office:value="3430" calcext:value-type="float">
            <text:p>3430</text:p>
          </table:table-cell>
          <table:table-cell/>
          <table:table-cell table:formula="of:=LOG([.A44])" office:value-type="float" office:value="1.54406804435028" calcext:value-type="float">
            <text:p>1.5440680444</text:p>
          </table:table-cell>
          <table:table-cell table:formula="of:=LOG([.B44])" office:value-type="float" office:value="1.9912260756925" calcext:value-type="float">
            <text:p>1.991226075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7" calcext:value-type="float">
            <text:p>97</text:p>
          </table:table-cell>
          <table:table-cell office:value-type="float" office:value="3492" calcext:value-type="float">
            <text:p>3492</text:p>
          </table:table-cell>
          <table:table-cell/>
          <table:table-cell table:formula="of:=LOG([.A45])" office:value-type="float" office:value="1.55630250076729" calcext:value-type="float">
            <text:p>1.5563025008</text:p>
          </table:table-cell>
          <table:table-cell table:formula="of:=LOG([.B45])" office:value-type="float" office:value="1.98677173426624" calcext:value-type="float">
            <text:p>1.98677173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office:value-type="float" office:value="3552" calcext:value-type="float">
            <text:p>3552</text:p>
          </table:table-cell>
          <table:table-cell/>
          <table:table-cell table:formula="of:=LOG([.A46])" office:value-type="float" office:value="1.56820172406699" calcext:value-type="float">
            <text:p>1.5682017241</text:p>
          </table:table-cell>
          <table:table-cell table:formula="of:=LOG([.B46])" office:value-type="float" office:value="1.98227123303957" calcext:value-type="float">
            <text:p>1.9822712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5" calcext:value-type="float">
            <text:p>95</text:p>
          </table:table-cell>
          <table:table-cell office:value-type="float" office:value="3610" calcext:value-type="float">
            <text:p>3610</text:p>
          </table:table-cell>
          <table:table-cell/>
          <table:table-cell table:formula="of:=LOG([.A47])" office:value-type="float" office:value="1.57978359661681" calcext:value-type="float">
            <text:p>1.5797835966</text:p>
          </table:table-cell>
          <table:table-cell table:formula="of:=LOG([.B47])" office:value-type="float" office:value="1.97772360528885" calcext:value-type="float">
            <text:p>1.97772360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office:value-type="float" office:value="3627" calcext:value-type="float">
            <text:p>3627</text:p>
          </table:table-cell>
          <table:table-cell/>
          <table:table-cell table:formula="of:=LOG([.A48])" office:value-type="float" office:value="1.5910646070265" calcext:value-type="float">
            <text:p>1.591064607</text:p>
          </table:table-cell>
          <table:table-cell table:formula="of:=LOG([.B48])" office:value-type="float" office:value="1.96848294855394" calcext:value-type="float">
            <text:p>1.968482948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float" office:value="3480" calcext:value-type="float">
            <text:p>3480</text:p>
          </table:table-cell>
          <table:table-cell/>
          <table:table-cell table:formula="of:=LOG([.A49])" office:value-type="float" office:value="1.60205999132796" calcext:value-type="float">
            <text:p>1.6020599913</text:p>
          </table:table-cell>
          <table:table-cell table:formula="of:=LOG([.B49])" office:value-type="float" office:value="1.93951925261862" calcext:value-type="float">
            <text:p>1.939519252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3321" calcext:value-type="float">
            <text:p>3321</text:p>
          </table:table-cell>
          <table:table-cell/>
          <table:table-cell table:formula="of:=LOG([.A50])" office:value-type="float" office:value="1.61278385671974" calcext:value-type="float">
            <text:p>1.6127838567</text:p>
          </table:table-cell>
          <table:table-cell table:formula="of:=LOG([.B50])" office:value-type="float" office:value="1.90848501887865" calcext:value-type="float">
            <text:p>1.90848501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3276" calcext:value-type="float">
            <text:p>3276</text:p>
          </table:table-cell>
          <table:table-cell/>
          <table:table-cell table:formula="of:=LOG([.A51])" office:value-type="float" office:value="1.6232492903979" calcext:value-type="float">
            <text:p>1.6232492904</text:p>
          </table:table-cell>
          <table:table-cell table:formula="of:=LOG([.B51])" office:value-type="float" office:value="1.89209460269048" calcext:value-type="float">
            <text:p>1.8920946027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75" calcext:value-type="float">
            <text:p>75</text:p>
          </table:table-cell>
          <table:table-cell office:value-type="float" office:value="3262.5" calcext:value-type="float">
            <text:p>3262.5</text:p>
          </table:table-cell>
          <table:table-cell/>
          <table:table-cell table:formula="of:=LOG([.A52])" office:value-type="float" office:value="1.63848925695464" calcext:value-type="float">
            <text:p>1.638489257</text:p>
          </table:table-cell>
          <table:table-cell table:formula="of:=LOG([.B52])" office:value-type="float" office:value="1.8750612633917" calcext:value-type="float">
            <text:p>1.87506126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3330" calcext:value-type="float">
            <text:p>3330</text:p>
          </table:table-cell>
          <table:table-cell/>
          <table:table-cell table:formula="of:=LOG([.A53])" office:value-type="float" office:value="1.65321251377534" calcext:value-type="float">
            <text:p>1.6532125138</text:p>
          </table:table-cell>
          <table:table-cell table:formula="of:=LOG([.B53])" office:value-type="float" office:value="1.86923171973098" calcext:value-type="float">
            <text:p>1.8692317197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73" calcext:value-type="float">
            <text:p>73</text:p>
          </table:table-cell>
          <table:table-cell office:value-type="float" office:value="3394.5" calcext:value-type="float">
            <text:p>3394.5</text:p>
          </table:table-cell>
          <table:table-cell/>
          <table:table-cell table:formula="of:=LOG([.A54])" office:value-type="float" office:value="1.66745295288995" calcext:value-type="float">
            <text:p>1.6674529529</text:p>
          </table:table-cell>
          <table:table-cell table:formula="of:=LOG([.B54])" office:value-type="float" office:value="1.86332286012046" calcext:value-type="float">
            <text:p>1.8633228601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72" calcext:value-type="float">
            <text:p>72</text:p>
          </table:table-cell>
          <table:table-cell office:value-type="float" office:value="3492" calcext:value-type="float">
            <text:p>3492</text:p>
          </table:table-cell>
          <table:table-cell/>
          <table:table-cell table:formula="of:=LOG([.A55])" office:value-type="float" office:value="1.68574173860226" calcext:value-type="float">
            <text:p>1.6857417386</text:p>
          </table:table-cell>
          <table:table-cell table:formula="of:=LOG([.B55])" office:value-type="float" office:value="1.85733249643127" calcext:value-type="float">
            <text:p>1.85733249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3450" calcext:value-type="float">
            <text:p>3450</text:p>
          </table:table-cell>
          <table:table-cell/>
          <table:table-cell table:formula="of:=LOG([.A56])" office:value-type="float" office:value="1.69897000433602" calcext:value-type="float">
            <text:p>1.6989700043</text:p>
          </table:table-cell>
          <table:table-cell table:formula="of:=LOG([.B56])" office:value-type="float" office:value="1.83884909073726" calcext:value-type="float">
            <text:p>1.838849090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3468" calcext:value-type="float">
            <text:p>3468</text:p>
          </table:table-cell>
          <table:table-cell/>
          <table:table-cell table:formula="of:=LOG([.A57])" office:value-type="float" office:value="1.70757017609794" calcext:value-type="float">
            <text:p>1.7075701761</text:p>
          </table:table-cell>
          <table:table-cell table:formula="of:=LOG([.B57])" office:value-type="float" office:value="1.83250891270624" calcext:value-type="float">
            <text:p>1.832508912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3484" calcext:value-type="float">
            <text:p>3484</text:p>
          </table:table-cell>
          <table:table-cell/>
          <table:table-cell table:formula="of:=LOG([.A58])" office:value-type="float" office:value="1.7160033436348" calcext:value-type="float">
            <text:p>1.7160033436</text:p>
          </table:table-cell>
          <table:table-cell table:formula="of:=LOG([.B58])" office:value-type="float" office:value="1.82607480270083" calcext:value-type="float">
            <text:p>1.826074802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3498" calcext:value-type="float">
            <text:p>3498</text:p>
          </table:table-cell>
          <table:table-cell/>
          <table:table-cell table:formula="of:=LOG([.A59])" office:value-type="float" office:value="1.72427586960079" calcext:value-type="float">
            <text:p>1.7242758696</text:p>
          </table:table-cell>
          <table:table-cell table:formula="of:=LOG([.B59])" office:value-type="float" office:value="1.81954393554187" calcext:value-type="float">
            <text:p>1.8195439355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65" calcext:value-type="float">
            <text:p>65</text:p>
          </table:table-cell>
          <table:table-cell office:value-type="float" office:value="3542.5" calcext:value-type="float">
            <text:p>3542.5</text:p>
          </table:table-cell>
          <table:table-cell/>
          <table:table-cell table:formula="of:=LOG([.A60])" office:value-type="float" office:value="1.73639650227664" calcext:value-type="float">
            <text:p>1.7363965023</text:p>
          </table:table-cell>
          <table:table-cell table:formula="of:=LOG([.B60])" office:value-type="float" office:value="1.81291335664286" calcext:value-type="float">
            <text:p>1.812913356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3584" calcext:value-type="float">
            <text:p>3584</text:p>
          </table:table-cell>
          <table:table-cell/>
          <table:table-cell table:formula="of:=LOG([.A61])" office:value-type="float" office:value="1.7481880270062" calcext:value-type="float">
            <text:p>1.748188027</text:p>
          </table:table-cell>
          <table:table-cell table:formula="of:=LOG([.B61])" office:value-type="float" office:value="1.80617997398389" calcext:value-type="float">
            <text:p>1.806179974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62" calcext:value-type="float">
            <text:p>62</text:p>
          </table:table-cell>
          <table:table-cell office:value-type="float" office:value="3565" calcext:value-type="float">
            <text:p>3565</text:p>
          </table:table-cell>
          <table:table-cell/>
          <table:table-cell table:formula="of:=LOG([.A62])" office:value-type="float" office:value="1.75966784468963" calcext:value-type="float">
            <text:p>1.7596678447</text:p>
          </table:table-cell>
          <table:table-cell table:formula="of:=LOG([.B62])" office:value-type="float" office:value="1.79239168949825" calcext:value-type="float">
            <text:p>1.79239168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3660" calcext:value-type="float">
            <text:p>3660</text:p>
          </table:table-cell>
          <table:table-cell/>
          <table:table-cell table:formula="of:=LOG([.A63])" office:value-type="float" office:value="1.77815125038364" calcext:value-type="float">
            <text:p>1.7781512504</text:p>
          </table:table-cell>
          <table:table-cell table:formula="of:=LOG([.B63])" office:value-type="float" office:value="1.78532983501077" calcext:value-type="float">
            <text:p>1.78532983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3720" calcext:value-type="float">
            <text:p>3720</text:p>
          </table:table-cell>
          <table:table-cell/>
          <table:table-cell table:formula="of:=LOG([.A64])" office:value-type="float" office:value="1.79239168949825" calcext:value-type="float">
            <text:p>1.7923916895</text:p>
          </table:table-cell>
          <table:table-cell table:formula="of:=LOG([.B64])" office:value-type="float" office:value="1.77815125038364" calcext:value-type="float">
            <text:p>1.7781512504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59" calcext:value-type="float">
            <text:p>59</text:p>
          </table:table-cell>
          <table:table-cell office:value-type="float" office:value="3746.5" calcext:value-type="float">
            <text:p>3746.5</text:p>
          </table:table-cell>
          <table:table-cell/>
          <table:table-cell table:formula="of:=LOG([.A65])" office:value-type="float" office:value="1.80277372529198" calcext:value-type="float">
            <text:p>1.8027737253</text:p>
          </table:table-cell>
          <table:table-cell table:formula="of:=LOG([.B65])" office:value-type="float" office:value="1.77085201164214" calcext:value-type="float">
            <text:p>1.7708520116</text:p>
          </table:table-cell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58" calcext:value-type="float">
            <text:p>58</text:p>
          </table:table-cell>
          <table:table-cell office:value-type="float" office:value="3799" calcext:value-type="float">
            <text:p>3799</text:p>
          </table:table-cell>
          <table:table-cell/>
          <table:table-cell table:formula="of:=LOG([.A66])" office:value-type="float" office:value="1.81624129999178" calcext:value-type="float">
            <text:p>1.8162413</text:p>
          </table:table-cell>
          <table:table-cell table:formula="of:=LOG([.B66])" office:value-type="float" office:value="1.76342799356294" calcext:value-type="float">
            <text:p>1.763427993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3933" calcext:value-type="float">
            <text:p>3933</text:p>
          </table:table-cell>
          <table:table-cell/>
          <table:table-cell table:formula="of:=LOG([.A67])" office:value-type="float" office:value="1.83884909073726" calcext:value-type="float">
            <text:p>1.8388490907</text:p>
          </table:table-cell>
          <table:table-cell table:formula="of:=LOG([.B67])" office:value-type="float" office:value="1.75587485567249" calcext:value-type="float">
            <text:p>1.755874855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4032" calcext:value-type="float">
            <text:p>4032</text:p>
          </table:table-cell>
          <table:table-cell/>
          <table:table-cell table:formula="of:=LOG([.A68])" office:value-type="float" office:value="1.85733249643127" calcext:value-type="float">
            <text:p>1.8573324964</text:p>
          </table:table-cell>
          <table:table-cell table:formula="of:=LOG([.B68])" office:value-type="float" office:value="1.7481880270062" calcext:value-type="float">
            <text:p>1.748188027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55" calcext:value-type="float">
            <text:p>55</text:p>
          </table:table-cell>
          <table:table-cell office:value-type="float" office:value="4042.5" calcext:value-type="float">
            <text:p>4042.5</text:p>
          </table:table-cell>
          <table:table-cell/>
          <table:table-cell table:formula="of:=LOG([.A69])" office:value-type="float" office:value="1.86628733908419" calcext:value-type="float">
            <text:p>1.8662873391</text:p>
          </table:table-cell>
          <table:table-cell table:formula="of:=LOG([.B69])" office:value-type="float" office:value="1.74036268949424" calcext:value-type="float">
            <text:p>1.7403626895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float" office:value="53" calcext:value-type="float">
            <text:p>53</text:p>
          </table:table-cell>
          <table:table-cell office:value-type="float" office:value="4054.5" calcext:value-type="float">
            <text:p>4054.5</text:p>
          </table:table-cell>
          <table:table-cell/>
          <table:table-cell table:formula="of:=LOG([.A70])" office:value-type="float" office:value="1.88366143515362" calcext:value-type="float">
            <text:p>1.8836614352</text:p>
          </table:table-cell>
          <table:table-cell table:formula="of:=LOG([.B70])" office:value-type="float" office:value="1.72427586960079" calcext:value-type="float">
            <text:p>1.7242758696</text:p>
          </table:table-cell>
        </table:table-row>
        <table:table-row table:style-name="ro1">
          <table:table-cell office:value-type="float" office:value="79.5" calcext:value-type="float">
            <text:p>79.5</text:p>
          </table:table-cell>
          <table:table-cell office:value-type="float" office:value="51" calcext:value-type="float">
            <text:p>51</text:p>
          </table:table-cell>
          <table:table-cell office:value-type="float" office:value="4054.5" calcext:value-type="float">
            <text:p>4054.5</text:p>
          </table:table-cell>
          <table:table-cell/>
          <table:table-cell table:formula="of:=LOG([.A71])" office:value-type="float" office:value="1.90036712865647" calcext:value-type="float">
            <text:p>1.9003671287</text:p>
          </table:table-cell>
          <table:table-cell table:formula="of:=LOG([.B71])" office:value-type="float" office:value="1.70757017609794" calcext:value-type="float">
            <text:p>1.7075701761</text:p>
          </table:table-cell>
        </table:table-row>
        <table:table-row table:style-name="ro1">
          <table:table-cell office:value-type="float" office:value="81.5" calcext:value-type="float">
            <text:p>81.5</text:p>
          </table:table-cell>
          <table:table-cell office:value-type="float" office:value="50" calcext:value-type="float">
            <text:p>50</text:p>
          </table:table-cell>
          <table:table-cell office:value-type="float" office:value="4075" calcext:value-type="float">
            <text:p>4075</text:p>
          </table:table-cell>
          <table:table-cell/>
          <table:table-cell table:formula="of:=LOG([.A72])" office:value-type="float" office:value="1.91115760873998" calcext:value-type="float">
            <text:p>1.9111576087</text:p>
          </table:table-cell>
          <table:table-cell table:formula="of:=LOG([.B72])" office:value-type="float" office:value="1.69897000433602" calcext:value-type="float">
            <text:p>1.698970004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3901" calcext:value-type="float">
            <text:p>3901</text:p>
          </table:table-cell>
          <table:table-cell/>
          <table:table-cell table:formula="of:=LOG([.A73])" office:value-type="float" office:value="1.91907809237607" calcext:value-type="float">
            <text:p>1.9190780924</text:p>
          </table:table-cell>
          <table:table-cell table:formula="of:=LOG([.B73])" office:value-type="float" office:value="1.67209785793572" calcext:value-type="float">
            <text:p>1.672097857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float" office:value="3910" calcext:value-type="float">
            <text:p>3910</text:p>
          </table:table-cell>
          <table:table-cell/>
          <table:table-cell table:formula="of:=LOG([.A74])" office:value-type="float" office:value="1.92941892571429" calcext:value-type="float">
            <text:p>1.9294189257</text:p>
          </table:table-cell>
          <table:table-cell table:formula="of:=LOG([.B74])" office:value-type="float" office:value="1.66275783168157" calcext:value-type="float">
            <text:p>1.6627578317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45" calcext:value-type="float">
            <text:p>45</text:p>
          </table:table-cell>
          <table:table-cell office:value-type="float" office:value="3937.5" calcext:value-type="float">
            <text:p>3937.5</text:p>
          </table:table-cell>
          <table:table-cell/>
          <table:table-cell table:formula="of:=LOG([.A75])" office:value-type="float" office:value="1.94200805302231" calcext:value-type="float">
            <text:p>1.942008053</text:p>
          </table:table-cell>
          <table:table-cell table:formula="of:=LOG([.B75])" office:value-type="float" office:value="1.65321251377534" calcext:value-type="float">
            <text:p>1.6532125138</text:p>
          </table:table-cell>
        </table:table-row>
        <table:table-row table:style-name="ro1">
          <table:table-cell office:value-type="float" office:value="89.5" calcext:value-type="float">
            <text:p>89.5</text:p>
          </table:table-cell>
          <table:table-cell office:value-type="float" office:value="44" calcext:value-type="float">
            <text:p>44</text:p>
          </table:table-cell>
          <table:table-cell office:value-type="float" office:value="3938" calcext:value-type="float">
            <text:p>3938</text:p>
          </table:table-cell>
          <table:table-cell/>
          <table:table-cell table:formula="of:=LOG([.A76])" office:value-type="float" office:value="1.95182303531591" calcext:value-type="float">
            <text:p>1.9518230353</text:p>
          </table:table-cell>
          <table:table-cell table:formula="of:=LOG([.B76])" office:value-type="float" office:value="1.64345267648619" calcext:value-type="float">
            <text:p>1.6434526765</text:p>
          </table:table-cell>
        </table:table-row>
        <table:table-row table:style-name="ro1">
          <table:table-cell office:value-type="float" office:value="91.5" calcext:value-type="float">
            <text:p>91.5</text:p>
          </table:table-cell>
          <table:table-cell office:value-type="float" office:value="43" calcext:value-type="float">
            <text:p>43</text:p>
          </table:table-cell>
          <table:table-cell office:value-type="float" office:value="3934.5" calcext:value-type="float">
            <text:p>3934.5</text:p>
          </table:table-cell>
          <table:table-cell/>
          <table:table-cell table:formula="of:=LOG([.A77])" office:value-type="float" office:value="1.96142109406645" calcext:value-type="float">
            <text:p>1.9614210941</text:p>
          </table:table-cell>
          <table:table-cell table:formula="of:=LOG([.B77])" office:value-type="float" office:value="1.63346845557959" calcext:value-type="float">
            <text:p>1.6334684556</text:p>
          </table:table-cell>
        </table:table-row>
        <table:table-row table:style-name="ro1">
          <table:table-cell office:value-type="float" office:value="93.5" calcext:value-type="float">
            <text:p>93.5</text:p>
          </table:table-cell>
          <table:table-cell office:value-type="float" office:value="41" calcext:value-type="float">
            <text:p>41</text:p>
          </table:table-cell>
          <table:table-cell office:value-type="float" office:value="3833.5" calcext:value-type="float">
            <text:p>3833.5</text:p>
          </table:table-cell>
          <table:table-cell/>
          <table:table-cell table:formula="of:=LOG([.A78])" office:value-type="float" office:value="1.97081161087252" calcext:value-type="float">
            <text:p>1.9708116109</text:p>
          </table:table-cell>
          <table:table-cell table:formula="of:=LOG([.B78])" office:value-type="float" office:value="1.61278385671974" calcext:value-type="float">
            <text:p>1.6127838567</text:p>
          </table:table-cell>
        </table:table-row>
        <table:table-row table:style-name="ro1">
          <table:table-cell office:value-type="float" office:value="97.5" calcext:value-type="float">
            <text:p>97.5</text:p>
          </table:table-cell>
          <table:table-cell office:value-type="float" office:value="39" calcext:value-type="float">
            <text:p>39</text:p>
          </table:table-cell>
          <table:table-cell office:value-type="float" office:value="3802.5" calcext:value-type="float">
            <text:p>3802.5</text:p>
          </table:table-cell>
          <table:table-cell/>
          <table:table-cell table:formula="of:=LOG([.A79])" office:value-type="float" office:value="1.98900461569854" calcext:value-type="float">
            <text:p>1.9890046157</text:p>
          </table:table-cell>
          <table:table-cell table:formula="of:=LOG([.B79])" office:value-type="float" office:value="1.5910646070265" calcext:value-type="float">
            <text:p>1.591064607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38" calcext:value-type="float">
            <text:p>38</text:p>
          </table:table-cell>
          <table:table-cell office:value-type="float" office:value="3857" calcext:value-type="float">
            <text:p>3857</text:p>
          </table:table-cell>
          <table:table-cell/>
          <table:table-cell table:formula="of:=LOG([.A80])" office:value-type="float" office:value="2.00646604224923" calcext:value-type="float">
            <text:p>2.0064660422</text:p>
          </table:table-cell>
          <table:table-cell table:formula="of:=LOG([.B80])" office:value-type="float" office:value="1.57978359661681" calcext:value-type="float">
            <text:p>1.5797835966</text:p>
          </table:table-cell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37" calcext:value-type="float">
            <text:p>37</text:p>
          </table:table-cell>
          <table:table-cell office:value-type="float" office:value="3829.5" calcext:value-type="float">
            <text:p>3829.5</text:p>
          </table:table-cell>
          <table:table-cell/>
          <table:table-cell table:formula="of:=LOG([.A81])" office:value-type="float" office:value="2.01494034979294" calcext:value-type="float">
            <text:p>2.0149403498</text:p>
          </table:table-cell>
          <table:table-cell table:formula="of:=LOG([.B81])" office:value-type="float" office:value="1.56820172406699" calcext:value-type="float">
            <text:p>1.568201724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6" calcext:value-type="float">
            <text:p>36</text:p>
          </table:table-cell>
          <table:table-cell office:value-type="float" office:value="3816" calcext:value-type="float">
            <text:p>3816</text:p>
          </table:table-cell>
          <table:table-cell/>
          <table:table-cell table:formula="of:=LOG([.A82])" office:value-type="float" office:value="2.02530586526477" calcext:value-type="float">
            <text:p>2.0253058653</text:p>
          </table:table-cell>
          <table:table-cell table:formula="of:=LOG([.B82])" office:value-type="float" office:value="1.55630250076729" calcext:value-type="float">
            <text:p>1.55630250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3850" calcext:value-type="float">
            <text:p>3850</text:p>
          </table:table-cell>
          <table:table-cell/>
          <table:table-cell table:formula="of:=LOG([.A83])" office:value-type="float" office:value="2.04139268515822" calcext:value-type="float">
            <text:p>2.0413926852</text:p>
          </table:table-cell>
          <table:table-cell table:formula="of:=LOG([.B83])" office:value-type="float" office:value="1.54406804435028" calcext:value-type="float">
            <text:p>1.5440680444</text:p>
          </table:table-cell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34" calcext:value-type="float">
            <text:p>34</text:p>
          </table:table-cell>
          <table:table-cell office:value-type="float" office:value="3859" calcext:value-type="float">
            <text:p>3859</text:p>
          </table:table-cell>
          <table:table-cell/>
          <table:table-cell table:formula="of:=LOG([.A84])" office:value-type="float" office:value="2.05499586152914" calcext:value-type="float">
            <text:p>2.0549958615</text:p>
          </table:table-cell>
          <table:table-cell table:formula="of:=LOG([.B84])" office:value-type="float" office:value="1.53147891704226" calcext:value-type="float">
            <text:p>1.531478917</text:p>
          </table:table-cell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32" calcext:value-type="float">
            <text:p>32</text:p>
          </table:table-cell>
          <table:table-cell office:value-type="float" office:value="3696" calcext:value-type="float">
            <text:p>3696</text:p>
          </table:table-cell>
          <table:table-cell/>
          <table:table-cell table:formula="of:=LOG([.A85])" office:value-type="float" office:value="2.06258198422816" calcext:value-type="float">
            <text:p>2.0625819842</text:p>
          </table:table-cell>
          <table:table-cell table:formula="of:=LOG([.B85])" office:value-type="float" office:value="1.50514997831991" calcext:value-type="float">
            <text:p>1.5051499783</text:p>
          </table:table-cell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31" calcext:value-type="float">
            <text:p>31</text:p>
          </table:table-cell>
          <table:table-cell office:value-type="float" office:value="3704.5" calcext:value-type="float">
            <text:p>3704.5</text:p>
          </table:table-cell>
          <table:table-cell/>
          <table:table-cell table:formula="of:=LOG([.A86])" office:value-type="float" office:value="2.07736790528416" calcext:value-type="float">
            <text:p>2.0773679053</text:p>
          </table:table-cell>
          <table:table-cell table:formula="of:=LOG([.B86])" office:value-type="float" office:value="1.49136169383427" calcext:value-type="float">
            <text:p>1.491361693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0" calcext:value-type="float">
            <text:p>30</text:p>
          </table:table-cell>
          <table:table-cell office:value-type="float" office:value="3750" calcext:value-type="float">
            <text:p>3750</text:p>
          </table:table-cell>
          <table:table-cell/>
          <table:table-cell table:formula="of:=LOG([.A87])" office:value-type="float" office:value="2.09691001300806" calcext:value-type="float">
            <text:p>2.096910013</text:p>
          </table:table-cell>
          <table:table-cell table:formula="of:=LOG([.B87])" office:value-type="float" office:value="1.47712125471966" calcext:value-type="float">
            <text:p>1.477121254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  <table:table-cell office:value-type="float" office:value="3799" calcext:value-type="float">
            <text:p>3799</text:p>
          </table:table-cell>
          <table:table-cell/>
          <table:table-cell table:formula="of:=LOG([.A88])" office:value-type="float" office:value="2.11727129565576" calcext:value-type="float">
            <text:p>2.1172712957</text:p>
          </table:table-cell>
          <table:table-cell table:formula="of:=LOG([.B88])" office:value-type="float" office:value="1.46239799789896" calcext:value-type="float">
            <text:p>1.4623979979</text:p>
          </table:table-cell>
        </table:table-row>
        <table:table-row table:style-name="ro1">
          <table:table-cell office:value-type="float" office:value="135.5" calcext:value-type="float">
            <text:p>135.5</text:p>
          </table:table-cell>
          <table:table-cell office:value-type="float" office:value="28" calcext:value-type="float">
            <text:p>28</text:p>
          </table:table-cell>
          <table:table-cell office:value-type="float" office:value="3794" calcext:value-type="float">
            <text:p>3794</text:p>
          </table:table-cell>
          <table:table-cell/>
          <table:table-cell table:formula="of:=LOG([.A89])" office:value-type="float" office:value="2.13193929521042" calcext:value-type="float">
            <text:p>2.1319392952</text:p>
          </table:table-cell>
          <table:table-cell table:formula="of:=LOG([.B89])" office:value-type="float" office:value="1.44715803134222" calcext:value-type="float">
            <text:p>1.447158031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7" calcext:value-type="float">
            <text:p>27</text:p>
          </table:table-cell>
          <table:table-cell office:value-type="float" office:value="3699" calcext:value-type="float">
            <text:p>3699</text:p>
          </table:table-cell>
          <table:table-cell/>
          <table:table-cell table:formula="of:=LOG([.A90])" office:value-type="float" office:value="2.13672056715641" calcext:value-type="float">
            <text:p>2.1367205672</text:p>
          </table:table-cell>
          <table:table-cell table:formula="of:=LOG([.B90])" office:value-type="float" office:value="1.43136376415899" calcext:value-type="float">
            <text:p>1.431363764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6" calcext:value-type="float">
            <text:p>26</text:p>
          </table:table-cell>
          <table:table-cell office:value-type="float" office:value="3666" calcext:value-type="float">
            <text:p>3666</text:p>
          </table:table-cell>
          <table:table-cell/>
          <table:table-cell table:formula="of:=LOG([.A91])" office:value-type="float" office:value="2.14921911265538" calcext:value-type="float">
            <text:p>2.1492191127</text:p>
          </table:table-cell>
          <table:table-cell table:formula="of:=LOG([.B91])" office:value-type="float" office:value="1.41497334797082" calcext:value-type="float">
            <text:p>1.414973348</text:p>
          </table:table-cell>
        </table:table-row>
        <table:table-row table:style-name="ro1">
          <table:table-cell office:value-type="float" office:value="146.5" calcext:value-type="float">
            <text:p>146.5</text:p>
          </table:table-cell>
          <table:table-cell office:value-type="float" office:value="25" calcext:value-type="float">
            <text:p>25</text:p>
          </table:table-cell>
          <table:table-cell office:value-type="float" office:value="3662.5" calcext:value-type="float">
            <text:p>3662.5</text:p>
          </table:table-cell>
          <table:table-cell/>
          <table:table-cell table:formula="of:=LOG([.A92])" office:value-type="float" office:value="2.16583762469013" calcext:value-type="float">
            <text:p>2.1658376247</text:p>
          </table:table-cell>
          <table:table-cell table:formula="of:=LOG([.B92])" office:value-type="float" office:value="1.39794000867204" calcext:value-type="float">
            <text:p>1.3979400087</text:p>
          </table:table-cell>
        </table:table-row>
        <table:table-row table:style-name="ro1">
          <table:table-cell office:value-type="float" office:value="151.5" calcext:value-type="float">
            <text:p>151.5</text:p>
          </table:table-cell>
          <table:table-cell office:value-type="float" office:value="24" calcext:value-type="float">
            <text:p>24</text:p>
          </table:table-cell>
          <table:table-cell office:value-type="float" office:value="3636" calcext:value-type="float">
            <text:p>3636</text:p>
          </table:table-cell>
          <table:table-cell/>
          <table:table-cell table:formula="of:=LOG([.A93])" office:value-type="float" office:value="2.18041263283832" calcext:value-type="float">
            <text:p>2.1804126328</text:p>
          </table:table-cell>
          <table:table-cell table:formula="of:=LOG([.B93])" office:value-type="float" office:value="1.38021124171161" calcext:value-type="float">
            <text:p>1.3802112417</text:p>
          </table:table-cell>
        </table:table-row>
        <table:table-row table:style-name="ro1">
          <table:table-cell office:value-type="float" office:value="158.5" calcext:value-type="float">
            <text:p>158.5</text:p>
          </table:table-cell>
          <table:table-cell office:value-type="float" office:value="23" calcext:value-type="float">
            <text:p>23</text:p>
          </table:table-cell>
          <table:table-cell office:value-type="float" office:value="3645.5" calcext:value-type="float">
            <text:p>3645.5</text:p>
          </table:table-cell>
          <table:table-cell/>
          <table:table-cell table:formula="of:=LOG([.A94])" office:value-type="float" office:value="2.20002926655377" calcext:value-type="float">
            <text:p>2.2000292666</text:p>
          </table:table-cell>
          <table:table-cell table:formula="of:=LOG([.B94])" office:value-type="float" office:value="1.36172783601759" calcext:value-type="float">
            <text:p>1.36172783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2" calcext:value-type="float">
            <text:p>22</text:p>
          </table:table-cell>
          <table:table-cell office:value-type="float" office:value="3630" calcext:value-type="float">
            <text:p>3630</text:p>
          </table:table-cell>
          <table:table-cell/>
          <table:table-cell table:formula="of:=LOG([.A95])" office:value-type="float" office:value="2.21748394421391" calcext:value-type="float">
            <text:p>2.2174839442</text:p>
          </table:table-cell>
          <table:table-cell table:formula="of:=LOG([.B95])" office:value-type="float" office:value="1.34242268082221" calcext:value-type="float">
            <text:p>1.3424226808</text:p>
          </table:table-cell>
        </table:table-row>
        <table:table-row table:style-name="ro1">
          <table:table-cell office:value-type="float" office:value="170.5" calcext:value-type="float">
            <text:p>170.5</text:p>
          </table:table-cell>
          <table:table-cell office:value-type="float" office:value="21" calcext:value-type="float">
            <text:p>21</text:p>
          </table:table-cell>
          <table:table-cell office:value-type="float" office:value="3580.5" calcext:value-type="float">
            <text:p>3580.5</text:p>
          </table:table-cell>
          <table:table-cell/>
          <table:table-cell table:formula="of:=LOG([.A96])" office:value-type="float" office:value="2.23172438332852" calcext:value-type="float">
            <text:p>2.2317243833</text:p>
          </table:table-cell>
          <table:table-cell table:formula="of:=LOG([.B96])" office:value-type="float" office:value="1.32221929473392" calcext:value-type="float">
            <text:p>1.3222192947</text:p>
          </table:table-cell>
        </table:table-row>
        <table:table-row table:style-name="ro1">
          <table:table-cell office:value-type="float" office:value="180.5" calcext:value-type="float">
            <text:p>180.5</text:p>
          </table:table-cell>
          <table:table-cell office:value-type="float" office:value="20" calcext:value-type="float">
            <text:p>20</text:p>
          </table:table-cell>
          <table:table-cell office:value-type="float" office:value="3610" calcext:value-type="float">
            <text:p>3610</text:p>
          </table:table-cell>
          <table:table-cell/>
          <table:table-cell table:formula="of:=LOG([.A97])" office:value-type="float" office:value="2.25647720624168" calcext:value-type="float">
            <text:p>2.2564772062</text:p>
          </table:table-cell>
          <table:table-cell table:formula="of:=LOG([.B97])" office:value-type="float" office:value="1.30102999566398" calcext:value-type="float">
            <text:p>1.301029995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" calcext:value-type="float">
            <text:p>19</text:p>
          </table:table-cell>
          <table:table-cell office:value-type="float" office:value="3686" calcext:value-type="float">
            <text:p>3686</text:p>
          </table:table-cell>
          <table:table-cell/>
          <table:table-cell table:formula="of:=LOG([.A98])" office:value-type="float" office:value="2.28780172993023" calcext:value-type="float">
            <text:p>2.2878017299</text:p>
          </table:table-cell>
          <table:table-cell table:formula="of:=LOG([.B98])" office:value-type="float" office:value="1.27875360095283" calcext:value-type="float">
            <text:p>1.278753601</text:p>
          </table:table-cell>
        </table:table-row>
        <table:table-row table:style-name="ro1">
          <table:table-cell office:value-type="float" office:value="207.5" calcext:value-type="float">
            <text:p>207.5</text:p>
          </table:table-cell>
          <table:table-cell office:value-type="float" office:value="18" calcext:value-type="float">
            <text:p>18</text:p>
          </table:table-cell>
          <table:table-cell office:value-type="float" office:value="3735" calcext:value-type="float">
            <text:p>3735</text:p>
          </table:table-cell>
          <table:table-cell/>
          <table:table-cell table:formula="of:=LOG([.A99])" office:value-type="float" office:value="2.31701810104811" calcext:value-type="float">
            <text:p>2.317018101</text:p>
          </table:table-cell>
          <table:table-cell table:formula="of:=LOG([.B99])" office:value-type="float" office:value="1.25527250510331" calcext:value-type="float">
            <text:p>1.255272505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7" calcext:value-type="float">
            <text:p>17</text:p>
          </table:table-cell>
          <table:table-cell office:value-type="float" office:value="3757" calcext:value-type="float">
            <text:p>3757</text:p>
          </table:table-cell>
          <table:table-cell/>
          <table:table-cell table:formula="of:=LOG([.A100])" office:value-type="float" office:value="2.34439227368511" calcext:value-type="float">
            <text:p>2.3443922737</text:p>
          </table:table-cell>
          <table:table-cell table:formula="of:=LOG([.B100])" office:value-type="float" office:value="1.23044892137827" calcext:value-type="float">
            <text:p>1.2304489214</text:p>
          </table:table-cell>
        </table:table-row>
        <table:table-row table:style-name="ro1">
          <table:table-cell office:value-type="float" office:value="233.5" calcext:value-type="float">
            <text:p>233.5</text:p>
          </table:table-cell>
          <table:table-cell office:value-type="float" office:value="16" calcext:value-type="float">
            <text:p>16</text:p>
          </table:table-cell>
          <table:table-cell office:value-type="float" office:value="3736" calcext:value-type="float">
            <text:p>3736</text:p>
          </table:table-cell>
          <table:table-cell/>
          <table:table-cell table:formula="of:=LOG([.A101])" office:value-type="float" office:value="2.36828688490213" calcext:value-type="float">
            <text:p>2.3682868849</text:p>
          </table:table-cell>
          <table:table-cell table:formula="of:=LOG([.B101])" office:value-type="float" office:value="1.20411998265592" calcext:value-type="float">
            <text:p>1.2041199827</text:p>
          </table:table-cell>
        </table:table-row>
        <table:table-row table:style-name="ro1">
          <table:table-cell office:value-type="float" office:value="245.5" calcext:value-type="float">
            <text:p>245.5</text:p>
          </table:table-cell>
          <table:table-cell office:value-type="float" office:value="15" calcext:value-type="float">
            <text:p>15</text:p>
          </table:table-cell>
          <table:table-cell office:value-type="float" office:value="3682.5" calcext:value-type="float">
            <text:p>3682.5</text:p>
          </table:table-cell>
          <table:table-cell/>
          <table:table-cell table:formula="of:=LOG([.A102])" office:value-type="float" office:value="2.39005149645899" calcext:value-type="float">
            <text:p>2.3900514965</text:p>
          </table:table-cell>
          <table:table-cell table:formula="of:=LOG([.B102])" office:value-type="float" office:value="1.17609125905568" calcext:value-type="float">
            <text:p>1.1760912591</text:p>
          </table:table-cell>
        </table:table-row>
        <table:table-row table:style-name="ro1">
          <table:table-cell office:value-type="float" office:value="259.5" calcext:value-type="float">
            <text:p>259.5</text:p>
          </table:table-cell>
          <table:table-cell office:value-type="float" office:value="14" calcext:value-type="float">
            <text:p>14</text:p>
          </table:table-cell>
          <table:table-cell office:value-type="float" office:value="3633" calcext:value-type="float">
            <text:p>3633</text:p>
          </table:table-cell>
          <table:table-cell/>
          <table:table-cell table:formula="of:=LOG([.A103])" office:value-type="float" office:value="2.41413736218448" calcext:value-type="float">
            <text:p>2.4141373622</text:p>
          </table:table-cell>
          <table:table-cell table:formula="of:=LOG([.B103])" office:value-type="float" office:value="1.14612803567824" calcext:value-type="float">
            <text:p>1.1461280357</text:p>
          </table:table-cell>
        </table:table-row>
        <table:table-row table:style-name="ro1">
          <table:table-cell office:value-type="float" office:value="281.5" calcext:value-type="float">
            <text:p>281.5</text:p>
          </table:table-cell>
          <table:table-cell office:value-type="float" office:value="13" calcext:value-type="float">
            <text:p>13</text:p>
          </table:table-cell>
          <table:table-cell office:value-type="float" office:value="3659.5" calcext:value-type="float">
            <text:p>3659.5</text:p>
          </table:table-cell>
          <table:table-cell/>
          <table:table-cell table:formula="of:=LOG([.A104])" office:value-type="float" office:value="2.44947839918736" calcext:value-type="float">
            <text:p>2.4494783992</text:p>
          </table:table-cell>
          <table:table-cell table:formula="of:=LOG([.B104])" office:value-type="float" office:value="1.11394335230684" calcext:value-type="float">
            <text:p>1.1139433523</text:p>
          </table:table-cell>
        </table:table-row>
        <table:table-row table:style-name="ro1">
          <table:table-cell office:value-type="float" office:value="307.5" calcext:value-type="float">
            <text:p>307.5</text:p>
          </table:table-cell>
          <table:table-cell office:value-type="float" office:value="12" calcext:value-type="float">
            <text:p>12</text:p>
          </table:table-cell>
          <table:table-cell office:value-type="float" office:value="3690" calcext:value-type="float">
            <text:p>3690</text:p>
          </table:table-cell>
          <table:table-cell/>
          <table:table-cell table:formula="of:=LOG([.A105])" office:value-type="float" office:value="2.48784512011143" calcext:value-type="float">
            <text:p>2.4878451201</text:p>
          </table:table-cell>
          <table:table-cell table:formula="of:=LOG([.B105])" office:value-type="float" office:value="1.07918124604762" calcext:value-type="float">
            <text:p>1.079181246</text:p>
          </table:table-cell>
        </table:table-row>
        <table:table-row table:style-name="ro1">
          <table:table-cell office:value-type="float" office:value="331.5" calcext:value-type="float">
            <text:p>331.5</text:p>
          </table:table-cell>
          <table:table-cell office:value-type="float" office:value="11" calcext:value-type="float">
            <text:p>11</text:p>
          </table:table-cell>
          <table:table-cell office:value-type="float" office:value="3646.5" calcext:value-type="float">
            <text:p>3646.5</text:p>
          </table:table-cell>
          <table:table-cell/>
          <table:table-cell table:formula="of:=LOG([.A106])" office:value-type="float" office:value="2.52048353274079" calcext:value-type="float">
            <text:p>2.5204835327</text:p>
          </table:table-cell>
          <table:table-cell table:formula="of:=LOG([.B106])" office:value-type="float" office:value="1.04139268515823" calcext:value-type="float">
            <text:p>1.0413926852</text:p>
          </table:table-cell>
        </table:table-row>
        <table:table-row table:style-name="ro1">
          <table:table-cell office:value-type="float" office:value="367.5" calcext:value-type="float">
            <text:p>367.5</text:p>
          </table:table-cell>
          <table:table-cell office:value-type="float" office:value="10" calcext:value-type="float">
            <text:p>10</text:p>
          </table:table-cell>
          <table:table-cell office:value-type="float" office:value="3675" calcext:value-type="float">
            <text:p>3675</text:p>
          </table:table-cell>
          <table:table-cell/>
          <table:table-cell table:formula="of:=LOG([.A107])" office:value-type="float" office:value="2.56525734342021" calcext:value-type="float">
            <text:p>2.5652573434</text:p>
          </table:table-cell>
          <table:table-cell table:formula="of:=LOG([.B1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9" calcext:value-type="float">
            <text:p>9</text:p>
          </table:table-cell>
          <table:table-cell office:value-type="float" office:value="3717" calcext:value-type="float">
            <text:p>3717</text:p>
          </table:table-cell>
          <table:table-cell/>
          <table:table-cell table:formula="of:=LOG([.A108])" office:value-type="float" office:value="2.6159500516564" calcext:value-type="float">
            <text:p>2.6159500517</text:p>
          </table:table-cell>
          <table:table-cell table:formula="of:=LOG([.B108])" office:value-type="float" office:value="0.954242509439325" calcext:value-type="float">
            <text:p>0.954242509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8" calcext:value-type="float">
            <text:p>8</text:p>
          </table:table-cell>
          <table:table-cell office:value-type="float" office:value="3696" calcext:value-type="float">
            <text:p>3696</text:p>
          </table:table-cell>
          <table:table-cell/>
          <table:table-cell table:formula="of:=LOG([.A109])" office:value-type="float" office:value="2.66464197555613" calcext:value-type="float">
            <text:p>2.6646419756</text:p>
          </table:table-cell>
          <table:table-cell table:formula="of:=LOG([.B109])" office:value-type="float" office:value="0.903089986991943" calcext:value-type="float">
            <text:p>0.903089987</text:p>
          </table:table-cell>
        </table:table-row>
        <table:table-row table:style-name="ro1">
          <table:table-cell office:value-type="float" office:value="517.5" calcext:value-type="float">
            <text:p>517.5</text:p>
          </table:table-cell>
          <table:table-cell office:value-type="float" office:value="7" calcext:value-type="float">
            <text:p>7</text:p>
          </table:table-cell>
          <table:table-cell office:value-type="float" office:value="3622.5" calcext:value-type="float">
            <text:p>3622.5</text:p>
          </table:table-cell>
          <table:table-cell/>
          <table:table-cell table:formula="of:=LOG([.A110])" office:value-type="float" office:value="2.71391035412895" calcext:value-type="float">
            <text:p>2.7139103541</text:p>
          </table:table-cell>
          <table:table-cell table:formula="of:=LOG([.B110])" office:value-type="float" office:value="0.845098040014257" calcext:value-type="float">
            <text:p>0.8450980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" calcext:value-type="float">
            <text:p>6</text:p>
          </table:table-cell>
          <table:table-cell office:value-type="float" office:value="3552" calcext:value-type="float">
            <text:p>3552</text:p>
          </table:table-cell>
          <table:table-cell/>
          <table:table-cell table:formula="of:=LOG([.A111])" office:value-type="float" office:value="2.77232170672292" calcext:value-type="float">
            <text:p>2.7723217067</text:p>
          </table:table-cell>
          <table:table-cell table:formula="of:=LOG([.B111])" office:value-type="float" office:value="0.778151250383644" calcext:value-type="float">
            <text:p>0.778151250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" calcext:value-type="float">
            <text:p>5</text:p>
          </table:table-cell>
          <table:table-cell office:value-type="float" office:value="3500" calcext:value-type="float">
            <text:p>3500</text:p>
          </table:table-cell>
          <table:table-cell/>
          <table:table-cell table:formula="of:=LOG([.A112])" office:value-type="float" office:value="2.84509804001426" calcext:value-type="float">
            <text:p>2.84509804</text:p>
          </table:table-cell>
          <table:table-cell table:formula="of:=LOG([.B112])" office:value-type="float" office:value="0.698970004336019" calcext:value-type="float">
            <text:p>0.6989700043</text:p>
          </table:table-cell>
        </table:table-row>
        <table:table-row table:style-name="ro1">
          <table:table-cell office:value-type="float" office:value="839.5" calcext:value-type="float">
            <text:p>839.5</text:p>
          </table:table-cell>
          <table:table-cell office:value-type="float" office:value="4" calcext:value-type="float">
            <text:p>4</text:p>
          </table:table-cell>
          <table:table-cell office:value-type="float" office:value="3358" calcext:value-type="float">
            <text:p>3358</text:p>
          </table:table-cell>
          <table:table-cell/>
          <table:table-cell table:formula="of:=LOG([.A113])" office:value-type="float" office:value="2.92402070047407" calcext:value-type="float">
            <text:p>2.9240207005</text:p>
          </table:table-cell>
          <table:table-cell table:formula="of:=LOG([.B113])" office:value-type="float" office:value="0.602059991327962" calcext:value-type="float">
            <text:p>0.6020599913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3" calcext:value-type="float">
            <text:p>3</text:p>
          </table:table-cell>
          <table:table-cell office:value-type="float" office:value="3192" calcext:value-type="float">
            <text:p>3192</text:p>
          </table:table-cell>
          <table:table-cell/>
          <table:table-cell table:formula="of:=LOG([.A114])" office:value-type="float" office:value="3.02694162795903" calcext:value-type="float">
            <text:p>3.026941628</text:p>
          </table:table-cell>
          <table:table-cell table:formula="of:=LOG([.B114])" office:value-type="float" office:value="0.477121254719662" calcext:value-type="float">
            <text:p>0.4771212547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2" calcext:value-type="float">
            <text:p>2</text:p>
          </table:table-cell>
          <table:table-cell office:value-type="float" office:value="3006" calcext:value-type="float">
            <text:p>3006</text:p>
          </table:table-cell>
          <table:table-cell/>
          <table:table-cell table:formula="of:=LOG([.A115])" office:value-type="float" office:value="3.17695898058691" calcext:value-type="float">
            <text:p>3.1769589806</text:p>
          </table:table-cell>
          <table:table-cell table:formula="of:=LOG([.B115])" office:value-type="float" office:value="0.301029995663981" calcext:value-type="float">
            <text:p>0.3010299957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1" calcext:value-type="float">
            <text:p>1</text:p>
          </table:table-cell>
          <table:table-cell office:value-type="float" office:value="2587" calcext:value-type="float">
            <text:p>2587</text:p>
          </table:table-cell>
          <table:table-cell/>
          <table:table-cell table:formula="of:=LOG([.A116])" office:value-type="float" office:value="3.41279642871654" calcext:value-type="float">
            <text:p>3.4127964287</text:p>
          </table:table-cell>
          <table:table-cell table:formula="of:=LOG([.B116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6T16:36:09.380164767</dc:date>
    <dc:creator>Sorensen </dc:creator>
    <meta:editing-duration>PT3M59S</meta:editing-duration>
    <meta:editing-cycles>1</meta:editing-cycles>
    <meta:document-statistic meta:table-count="1" meta:cell-count="544" meta:object-count="1"/>
    <meta:generator>LibreOffice/4.4.5.2$Linux_X86_64 LibreOffice_project/40$Build-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34cm" svg:y="4.201cm" style:legend-expansion="high" chart:style-name="ch2"/>
        <chart:plot-area chart:style-name="ch3" table:cell-range-address="AliceInWonderland.E9:AliceInWonderland.F116" chart:data-source-has-labels="row" svg:x="0.32cm" svg:y="0.18cm" svg:width="13.494cm" svg:height="8.64cm">
          <chartooo:coordinate-region svg:x="1.047cm" svg:y="0.379cm" svg:width="12.67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liceInWonderland.F10:AliceInWonderland.F116" chart:label-cell-address="AliceInWonderland.F9:AliceInWonderland.F9" chart:class="chart:scatter">
            <chart:domain table:cell-range-address="AliceInWonderland.E10:AliceInWonderland.E116"/>
            <chart:data-point chart:repeated="10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log freq</text:p>
                <draw:g>
                  <svg:desc>AliceInWonderland.F9:AliceInWonderland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liceInWonderland.E10:AliceInWonderland.E116</svg:desc>
                </draw:g>
              </table:table-cell>
              <table:table-cell office:value-type="float" office:value="3.21165440055318">
                <text:p>3.21165440055318</text:p>
                <draw:g>
                  <svg:desc>AliceInWonderland.F10:AliceInWonderland.F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2.92839585225671">
                <text:p>2.928395852256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2.86093662070009">
                <text:p>2.86093662070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2.79865064544527">
                <text:p>2.798650645445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2.72916478969277">
                <text:p>2.729164789692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78151250383644">
                <text:p>0.778151250383644</text:p>
              </table:table-cell>
              <table:table-cell office:value-type="float" office:value="2.72263392253381">
                <text:p>2.72263392253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45098040014257">
                <text:p>0.845098040014257</text:p>
              </table:table-cell>
              <table:table-cell office:value-type="float" office:value="2.70586371228392">
                <text:p>2.70586371228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3089986991943">
                <text:p>0.903089986991943</text:p>
              </table:table-cell>
              <table:table-cell office:value-type="float" office:value="2.60530504614111">
                <text:p>2.60530504614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2.56348108539441">
                <text:p>2.563481085394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.56110138364906">
                <text:p>2.561101383649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4139268515823">
                <text:p>1.04139268515823</text:p>
              </table:table-cell>
              <table:table-cell office:value-type="float" office:value="2.55266821611219">
                <text:p>2.552668216112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7918124604762">
                <text:p>1.07918124604762</text:p>
              </table:table-cell>
              <table:table-cell office:value-type="float" office:value="2.55022835305509">
                <text:p>2.550228353055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1394335230684">
                <text:p>1.11394335230684</text:p>
              </table:table-cell>
              <table:table-cell office:value-type="float" office:value="2.45788189673399">
                <text:p>2.457881896733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4612803567824">
                <text:p>1.14612803567824</text:p>
              </table:table-cell>
              <table:table-cell office:value-type="float" office:value="2.41830129131975">
                <text:p>2.418301291319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7609125905568">
                <text:p>1.17609125905568</text:p>
              </table:table-cell>
              <table:table-cell office:value-type="float" office:value="2.39269695325967">
                <text:p>2.392696953259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0411998265592">
                <text:p>1.20411998265592</text:p>
              </table:table-cell>
              <table:table-cell office:value-type="float" office:value="2.32221929473392">
                <text:p>2.322219294733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3044892137827">
                <text:p>1.23044892137827</text:p>
              </table:table-cell>
              <table:table-cell office:value-type="float" office:value="2.29885307640971">
                <text:p>2.298853076409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5527250510331">
                <text:p>1.25527250510331</text:p>
              </table:table-cell>
              <table:table-cell office:value-type="float" office:value="2.28555730900777">
                <text:p>2.285557309007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7875360095283">
                <text:p>1.27875360095283</text:p>
              </table:table-cell>
              <table:table-cell office:value-type="float" office:value="2.25527250510331">
                <text:p>2.255272505103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0102999566398">
                <text:p>1.30102999566398</text:p>
              </table:table-cell>
              <table:table-cell office:value-type="float" office:value="2.25042000230889">
                <text:p>2.250420002308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2221929473392">
                <text:p>1.32221929473392</text:p>
              </table:table-cell>
              <table:table-cell office:value-type="float" office:value="2.22010808804005">
                <text:p>2.220108088040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4242268082221">
                <text:p>1.34242268082221</text:p>
              </table:table-cell>
              <table:table-cell office:value-type="float" office:value="2.1846914308176">
                <text:p>2.1846914308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6172783601759">
                <text:p>1.36172783601759</text:p>
              </table:table-cell>
              <table:table-cell office:value-type="float" office:value="2.17897694729317">
                <text:p>2.178976947293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8021124171161">
                <text:p>1.38021124171161</text:p>
              </table:table-cell>
              <table:table-cell office:value-type="float" office:value="2.17609125905568">
                <text:p>2.176091259055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2.16731733474818">
                <text:p>2.167317334748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1497334797082">
                <text:p>1.41497334797082</text:p>
              </table:table-cell>
              <table:table-cell office:value-type="float" office:value="2.15836249209525">
                <text:p>2.158362492095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3136376415899">
                <text:p>1.43136376415899</text:p>
              </table:table-cell>
              <table:table-cell office:value-type="float" office:value="2.07918124604762">
                <text:p>2.079181246047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4715803134222">
                <text:p>1.44715803134222</text:p>
              </table:table-cell>
              <table:table-cell office:value-type="float" office:value="2.06445798922692">
                <text:p>2.064457989226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6239799789896">
                <text:p>1.46239799789896</text:p>
              </table:table-cell>
              <table:table-cell office:value-type="float" office:value="2.03742649794062">
                <text:p>2.037426497940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7712125471966">
                <text:p>1.47712125471966</text:p>
              </table:table-cell>
              <table:table-cell office:value-type="float" office:value="2.03342375548695">
                <text:p>2.033423755486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9136169383427">
                <text:p>1.49136169383427</text:p>
              </table:table-cell>
              <table:table-cell office:value-type="float" office:value="2.02938377768521">
                <text:p>2.029383777685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0514997831991">
                <text:p>1.50514997831991</text:p>
              </table:table-cell>
              <table:table-cell office:value-type="float" office:value="2.01283722470517">
                <text:p>2.012837224705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1851393987789">
                <text:p>1.51851393987789</text:p>
              </table:table-cell>
              <table:table-cell office:value-type="float" office:value="2.00860017176192">
                <text:p>2.008600171761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3147891704226">
                <text:p>1.53147891704226</text:p>
              </table:table-cell>
              <table:table-cell office:value-type="float" office:value="1.99563519459755">
                <text:p>1.995635194597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4406804435028">
                <text:p>1.54406804435028</text:p>
              </table:table-cell>
              <table:table-cell office:value-type="float" office:value="1.9912260756925">
                <text:p>1.99122607569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5630250076729">
                <text:p>1.55630250076729</text:p>
              </table:table-cell>
              <table:table-cell office:value-type="float" office:value="1.98677173426624">
                <text:p>1.986771734266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6820172406699">
                <text:p>1.56820172406699</text:p>
              </table:table-cell>
              <table:table-cell office:value-type="float" office:value="1.98227123303957">
                <text:p>1.982271233039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7978359661681">
                <text:p>1.57978359661681</text:p>
              </table:table-cell>
              <table:table-cell office:value-type="float" office:value="1.97772360528885">
                <text:p>1.977723605288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910646070265">
                <text:p>1.5910646070265</text:p>
              </table:table-cell>
              <table:table-cell office:value-type="float" office:value="1.96848294855394">
                <text:p>1.968482948553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0205999132796">
                <text:p>1.60205999132796</text:p>
              </table:table-cell>
              <table:table-cell office:value-type="float" office:value="1.93951925261862">
                <text:p>1.939519252618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1278385671974">
                <text:p>1.61278385671974</text:p>
              </table:table-cell>
              <table:table-cell office:value-type="float" office:value="1.90848501887865">
                <text:p>1.908485018878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232492903979">
                <text:p>1.6232492903979</text:p>
              </table:table-cell>
              <table:table-cell office:value-type="float" office:value="1.89209460269048">
                <text:p>1.892094602690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3848925695464">
                <text:p>1.63848925695464</text:p>
              </table:table-cell>
              <table:table-cell office:value-type="float" office:value="1.8750612633917">
                <text:p>1.87506126339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65321251377534">
                <text:p>1.65321251377534</text:p>
              </table:table-cell>
              <table:table-cell office:value-type="float" office:value="1.86923171973098">
                <text:p>1.869231719730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66745295288995">
                <text:p>1.66745295288995</text:p>
              </table:table-cell>
              <table:table-cell office:value-type="float" office:value="1.86332286012046">
                <text:p>1.863322860120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68574173860226">
                <text:p>1.68574173860226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69897000433602">
                <text:p>1.69897000433602</text:p>
              </table:table-cell>
              <table:table-cell office:value-type="float" office:value="1.83884909073726">
                <text:p>1.838849090737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0757017609794">
                <text:p>1.70757017609794</text:p>
              </table:table-cell>
              <table:table-cell office:value-type="float" office:value="1.83250891270624">
                <text:p>1.832508912706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7160033436348">
                <text:p>1.7160033436348</text:p>
              </table:table-cell>
              <table:table-cell office:value-type="float" office:value="1.82607480270083">
                <text:p>1.826074802700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72427586960079">
                <text:p>1.72427586960079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3639650227664">
                <text:p>1.73639650227664</text:p>
              </table:table-cell>
              <table:table-cell office:value-type="float" office:value="1.81291335664286">
                <text:p>1.812913356642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481880270062">
                <text:p>1.7481880270062</text:p>
              </table:table-cell>
              <table:table-cell office:value-type="float" office:value="1.80617997398389">
                <text:p>1.806179973983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75966784468963">
                <text:p>1.75966784468963</text:p>
              </table:table-cell>
              <table:table-cell office:value-type="float" office:value="1.79239168949825">
                <text:p>1.792391689498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77815125038364">
                <text:p>1.77815125038364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9239168949825">
                <text:p>1.79239168949825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0277372529198">
                <text:p>1.80277372529198</text:p>
              </table:table-cell>
              <table:table-cell office:value-type="float" office:value="1.77085201164214">
                <text:p>1.770852011642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1624129999178">
                <text:p>1.81624129999178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83884909073726">
                <text:p>1.83884909073726</text:p>
              </table:table-cell>
              <table:table-cell office:value-type="float" office:value="1.75587485567249">
                <text:p>1.755874855672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85733249643127">
                <text:p>1.85733249643127</text:p>
              </table:table-cell>
              <table:table-cell office:value-type="float" office:value="1.7481880270062">
                <text:p>1.74818802700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86628733908419">
                <text:p>1.86628733908419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88366143515362">
                <text:p>1.88366143515362</text:p>
              </table:table-cell>
              <table:table-cell office:value-type="float" office:value="1.72427586960079">
                <text:p>1.724275869600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90036712865647">
                <text:p>1.90036712865647</text:p>
              </table:table-cell>
              <table:table-cell office:value-type="float" office:value="1.70757017609794">
                <text:p>1.707570176097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91115760873998">
                <text:p>1.91115760873998</text:p>
              </table:table-cell>
              <table:table-cell office:value-type="float" office:value="1.69897000433602">
                <text:p>1.698970004336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1907809237607">
                <text:p>1.91907809237607</text:p>
              </table:table-cell>
              <table:table-cell office:value-type="float" office:value="1.67209785793572">
                <text:p>1.672097857935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92941892571429">
                <text:p>1.92941892571429</text:p>
              </table:table-cell>
              <table:table-cell office:value-type="float" office:value="1.66275783168157">
                <text:p>1.662757831681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94200805302231">
                <text:p>1.94200805302231</text:p>
              </table:table-cell>
              <table:table-cell office:value-type="float" office:value="1.65321251377534">
                <text:p>1.653212513775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95182303531591">
                <text:p>1.95182303531591</text:p>
              </table:table-cell>
              <table:table-cell office:value-type="float" office:value="1.64345267648619">
                <text:p>1.643452676486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96142109406645">
                <text:p>1.96142109406645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97081161087252">
                <text:p>1.97081161087252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8900461569854">
                <text:p>1.98900461569854</text:p>
              </table:table-cell>
              <table:table-cell office:value-type="float" office:value="1.5910646070265">
                <text:p>1.59106460702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00646604224923">
                <text:p>2.00646604224923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1494034979294">
                <text:p>2.01494034979294</text:p>
              </table:table-cell>
              <table:table-cell office:value-type="float" office:value="1.56820172406699">
                <text:p>1.568201724066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02530586526477">
                <text:p>2.02530586526477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04139268515822">
                <text:p>2.04139268515822</text:p>
              </table:table-cell>
              <table:table-cell office:value-type="float" office:value="1.54406804435028">
                <text:p>1.544068044350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05499586152914">
                <text:p>2.05499586152914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06258198422816">
                <text:p>2.06258198422816</text:p>
              </table:table-cell>
              <table:table-cell office:value-type="float" office:value="1.50514997831991">
                <text:p>1.505149978319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07736790528416">
                <text:p>2.07736790528416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09691001300806">
                <text:p>2.09691001300806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11727129565576">
                <text:p>2.11727129565576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13193929521042">
                <text:p>2.13193929521042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13672056715641">
                <text:p>2.13672056715641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14921911265538">
                <text:p>2.14921911265538</text:p>
              </table:table-cell>
              <table:table-cell office:value-type="float" office:value="1.41497334797082">
                <text:p>1.414973347970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16583762469013">
                <text:p>2.16583762469013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18041263283832">
                <text:p>2.18041263283832</text:p>
              </table:table-cell>
              <table:table-cell office:value-type="float" office:value="1.38021124171161">
                <text:p>1.380211241711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20002926655377">
                <text:p>2.20002926655377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21748394421391">
                <text:p>2.21748394421391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23172438332852">
                <text:p>2.23172438332852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25647720624168">
                <text:p>2.25647720624168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28780172993023">
                <text:p>2.28780172993023</text:p>
              </table:table-cell>
              <table:table-cell office:value-type="float" office:value="1.27875360095283">
                <text:p>1.278753600952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31701810104811">
                <text:p>2.31701810104811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34439227368511">
                <text:p>2.34439227368511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36828688490213">
                <text:p>2.36828688490213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39005149645899">
                <text:p>2.39005149645899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41413736218448">
                <text:p>2.41413736218448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44947839918736">
                <text:p>2.44947839918736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48784512011143">
                <text:p>2.48784512011143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52048353274079">
                <text:p>2.52048353274079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56525734342021">
                <text:p>2.565257343420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6159500516564">
                <text:p>2.6159500516564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66464197555613">
                <text:p>2.66464197555613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71391035412895">
                <text:p>2.71391035412895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77232170672292">
                <text:p>2.77232170672292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84509804001426">
                <text:p>2.84509804001426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92402070047407">
                <text:p>2.92402070047407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02694162795903">
                <text:p>3.02694162795903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17695898058691">
                <text:p>3.17695898058691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41279642871654">
                <text:p>3.4127964287165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